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3333ff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Definición del Indicador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dicador</text:p>
          </table:table-cell>
          <table:table-cell office:value-type="string" calcext:value-type="string">
            <text:p>% de personas bajo la línea de pobreza</text:p>
          </table:table-cell>
          <table:table-cell table:number-columns-repeated="2"/>
          <table:table-cell office:value-type="string" calcext:value-type="string">
            <text:p>(nacional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esgloses</text:p>
          </table:table-cell>
          <table:table-cell table:style-name="ce3" office:value-type="string" calcext:value-type="string">
            <text:p>Sexo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Edades</text:p>
          </table:table-cell>
          <table:table-cell office:value-type="string" calcext:value-type="string">
            <text:p>0-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1-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&gt;1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Zona</text:p>
          </table:table-cell>
          <table:table-cell office:value-type="string" calcext:value-type="string">
            <text:p>Urban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ural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Carga de dato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1: Sin desgloc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ño: 2015</text:p>
          </table:table-cell>
          <table:table-cell office:value-type="string" calcext:value-type="string">
            <text:p>&lt;Valor único&gt;</text:p>
          </table:table-cell>
          <table:table-cell/>
          <table:table-cell table:style-name="ce5" office:value-type="percentage" office:value="0.23" calcext:value-type="percentage">
            <text:p>23,00%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2: Con desgloces (sin cruzar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style-name="ce5" office:value-type="percentage" office:value="0.24" calcext:value-type="percentage">
            <text:p>24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style-name="ce5" office:value-type="percentage" office:value="0.22" calcext:value-type="percentage">
            <text:p>22,00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0-10</text:p>
          </table:table-cell>
          <table:table-cell table:style-name="ce5" office:value-type="percentage" office:value="0.18" calcext:value-type="percentage">
            <text:p>18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1-18</text:p>
          </table:table-cell>
          <table:table-cell table:style-name="ce5" office:value-type="percentage" office:value="0.25" calcext:value-type="percentage">
            <text:p>25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&gt;18</text:p>
          </table:table-cell>
          <table:table-cell table:style-name="ce5" office:value-type="percentage" office:value="0.26" calcext:value-type="percentage">
            <text:p>26,00%</text:p>
          </table:table-cell>
          <table:table-cell table:style-name="ce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Urbana</text:p>
          </table:table-cell>
          <table:table-cell table:style-name="ce5" office:value-type="percentage" office:value="0.18" calcext:value-type="percentage">
            <text:p>18,00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ral</text:p>
          </table:table-cell>
          <table:table-cell table:style-name="ce5" office:value-type="percentage" office:value="0.28" calcext:value-type="percentage">
            <text:p>28,00%</text:p>
          </table:table-cell>
          <table:table-cell table:style-name="ce5"/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aso 3: Con desgloces (con cruces)</text:p>
          </table:table-cell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0-10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0-10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11-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11-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&gt;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, &gt;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0-10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0-10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11-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11-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&gt;18, Urbana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, &gt;18, Rural</text:p>
          </table:table-cell>
          <table:table-cell table:style-name="ce6" office:value-type="string" calcext:value-type="string">
            <text:p>x.xx%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8" table:number-columns-repeated="2"/>
        </table:table-row>
        <table:table-row table:style-name="ro1">
          <table:table-cell/>
          <table:table-cell table:style-name="ce4" office:value-type="string" calcext:value-type="string">
            <text:p>En caso de cargar con cruces, para mostrar en el mapa se deben PROMEDIAR las filas marcadas con “x”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Sexo_Todos</text:p>
          </table:table-cell>
          <table:table-cell table:style-name="ce7" office:value-type="string" calcext:value-type="string">
            <text:p>Sexo_M</text:p>
          </table:table-cell>
          <table:table-cell table:style-name="ce7" office:value-type="string" calcext:value-type="string">
            <text:p>Sexo_F</text:p>
          </table:table-cell>
          <table:table-cell table:style-name="ce7" office:value-type="string" calcext:value-type="string">
            <text:p>Edad_Todas</text:p>
          </table:table-cell>
          <table:table-cell table:style-name="ce7" office:value-type="string" calcext:value-type="string">
            <text:p>Edad_0-10</text:p>
          </table:table-cell>
          <table:table-cell table:style-name="ce7" office:value-type="string" calcext:value-type="string">
            <text:p>Edad_11-18</text:p>
          </table:table-cell>
          <table:table-cell table:style-name="ce7" office:value-type="string" calcext:value-type="string">
            <text:p>Edad_&gt;18</text:p>
          </table:table-cell>
          <table:table-cell table:style-name="ce7" office:value-type="string" calcext:value-type="string">
            <text:p>Zona_Todas</text:p>
          </table:table-cell>
          <table:table-cell table:style-name="ce7" office:value-type="string" calcext:value-type="string">
            <text:p>Zona_Urbana</text:p>
          </table:table-cell>
          <table:table-cell table:style-name="ce7" office:value-type="string" calcext:value-type="string">
            <text:p>Zona_Rur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0-10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0-10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11-18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11-18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, &gt;18, Urbana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M, &gt;18, Rural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0-10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0-10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11-18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11-18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, &gt;18, Urbana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F, &gt;18, Rural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1:41:29.07126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6-11-29T10:35:51.844564159</meta:creation-date>
    <dc:date>2016-11-29T12:08:00.958243003</dc:date>
    <dc:creator>Gabriel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155" meta:object-count="0"/>
  </office:meta>
</office:document-meta>
</file>